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Párrafodelista" style:family="paragraph">
      <style:paragraph-properties fo:margin-left="-0.0986in" fo:text-indent="0.0986in">
        <style:tab-stops/>
      </style:paragraph-properties>
    </style:style>
  </office:automatic-styles>
  <office:body>
    <office:text text:use-soft-page-breaks="true">
      <text:p text:style-name="P1">PRUEBA A.-</text:p>
      <text:p text:style-name="Normal"/>
      <text:p text:style-name="Normal">Sabemos que hace tiempo<text:s/>Julieta quiere escapar del palacio para estar con su amado. Un día logra pedirle ayuda a Romeo. Romeo le dice que tiene unas botas en el armario, que si las encuentra<text:s/>intentará<text:s/>ir<text:s/>la siguiente<text:s/>noche a<text:s/>rescatarla. Consideremos el siguiente conocimiento:</text:p>
      <text:list text:style-name="LFO1" text:continue-numbering="true">
        <text:list-item>
          <text:p text:style-name="P2">Si romeo encuentra las botas<text:s/>situadas<text:s/>en su armario con un montón de trastos<text:s/>(0.7) y va de noche<text:s/>entonces la evidencia de que<text:s/>logrará entrar al castillo<text:s/>es 0.9</text:p>
        </text:list-item>
        <text:list-item>
          <text:p text:style-name="P3">Si alguno de los padres de julieta está<text:s/>enfermo, las criadas los cuidarán y por tanto hay total seguridad de que no habrán criadas observando a julieta.</text:p>
        </text:list-item>
        <text:list-item>
          <text:p text:style-name="P4">Si no hay perros entonces se puede saltar la valla con una evidencia de 0.7</text:p>
        </text:list-item>
        <text:list-item>
          <text:p text:style-name="P5">Si el vigilante<text:s/>está<text:s/>durmiendo y no hay criadas<text:s/>y es de noche<text:s/>entonces<text:s/>hay indicios de que<text:s/>no hay seguridad con una evidencia de 0.6</text:p>
        </text:list-item>
        <text:list-item>
          <text:p text:style-name="P6">Si<text:s/>Romeo logra entrar al<text:s/>palacio<text:s/>entonces<text:s/>Julieta logra escapar<text:s/>con total seguridad.</text:p>
        </text:list-item>
        <text:list-item>
          <text:p text:style-name="P7">Si<text:s/>no hay seguridad entonces hay evidencia a favor de que julieta ha escapado (0.6).<text:s/></text:p>
        </text:list-item>
      </text:list>
      <text:p text:style-name="Párrafodelista"/>
      <text:p text:style-name="P8">Y disponemos de las siguientes evidencias: Su padre<text:s/>está<text:s/>enfermo,<text:s/>pero su madre solo presenta síntomas (supondremos un factor de certeza de 0.6), es de noche<text:s/>y los perros fueron llevados a otra ciudad para ser vacunados por la tarde y vuelven al día siguiente. El guardia no suele dormirse, pero lo hizo varias veces (el factor de certeza es de 0.3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nio</meta:initial-creator>
    <dc:creator>ANTONIO PEREZ SERRANO</dc:creator>
    <meta:creation-date>2023-12-14T09:03:00Z</meta:creation-date>
    <dc:date>2023-12-15T18:53:00Z</dc:date>
    <meta:template xlink:href="Normal" xlink:type="simple"/>
    <meta:editing-cycles>3</meta:editing-cycles>
    <meta:editing-duration>PT10020S</meta:editing-duration>
    <meta:document-statistic meta:page-count="1" meta:paragraph-count="2" meta:word-count="205" meta:character-count="1332" meta:row-count="9" meta:non-whitespace-character-count="1129"/>
  </office:meta>
</office:document-meta>
</file>